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C00000146C13020C4178E685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604cm" svg:height="5.749cm" svg:x="0.215cm" svg:y="0.433cm">
          <draw:image xlink:href="Pictures/100002010000033C00000146C13020C4178E685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5-30T13:01:38.811044210</dc:date>
    <meta:editing-duration>PT2M45S</meta:editing-duration>
    <meta:editing-cycles>3</meta:editing-cycles>
    <meta:generator>LibreOffice/7.0.3.1$MacOSX_X86_64 LibreOffice_project/d7547858d014d4cf69878db179d326fc3483e082</meta:generator>
    <meta:document-statistic meta:object-count="1"/>
  </office:meta>
</office:document-meta>
</file>